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47" officeooo:paragraph-rsid="00120847"/>
    </style:style>
    <style:style style:name="P2" style:family="paragraph" style:parent-style-name="Standard" style:list-style-name="Numbering_20_123">
      <style:text-properties officeooo:rsid="00120847" officeooo:paragraph-rsid="00120847"/>
    </style:style>
    <style:style style:name="P3" style:family="paragraph" style:parent-style-name="Standard" style:list-style-name="Numbering_20_123">
      <style:text-properties officeooo:paragraph-rsid="00120847"/>
    </style:style>
    <style:style style:name="P4" style:family="paragraph" style:parent-style-name="Standard" style:list-style-name="Numbering_20_123">
      <style:text-properties officeooo:paragraph-rsid="0013cfed"/>
    </style:style>
    <style:style style:name="P5" style:family="paragraph" style:parent-style-name="Standard" style:list-style-name="Numbering_20_123">
      <style:text-properties officeooo:paragraph-rsid="00149b66"/>
    </style:style>
    <style:style style:name="P6" style:family="paragraph" style:parent-style-name="Standard">
      <style:text-properties officeooo:paragraph-rsid="0013cfed"/>
    </style:style>
    <style:style style:name="P7" style:family="paragraph" style:parent-style-name="Standard">
      <style:text-properties officeooo:rsid="00149713" officeooo:paragraph-rsid="00149713"/>
    </style:style>
    <style:style style:name="P8" style:family="paragraph" style:parent-style-name="Standard" style:list-style-name="Numbering_20_123">
      <style:text-properties officeooo:rsid="00149713" officeooo:paragraph-rsid="00149713"/>
    </style:style>
    <style:style style:name="P9" style:family="paragraph" style:parent-style-name="Standard" style:list-style-name="Numbering_20_123">
      <style:text-properties officeooo:rsid="00149b66" officeooo:paragraph-rsid="00149b66"/>
    </style:style>
    <style:style style:name="P10" style:family="paragraph" style:parent-style-name="Standard" style:list-style-name="Numbering_20_123">
      <style:text-properties officeooo:rsid="00149b66" officeooo:paragraph-rsid="00165d30"/>
    </style:style>
    <style:style style:name="P11" style:family="paragraph" style:parent-style-name="Standard">
      <style:text-properties officeooo:rsid="00149b66" officeooo:paragraph-rsid="00165d30"/>
    </style:style>
    <style:style style:name="P12" style:family="paragraph" style:parent-style-name="Standard" style:list-style-name="Numbering_20_123">
      <style:text-properties officeooo:rsid="00165d30" officeooo:paragraph-rsid="00165d30"/>
    </style:style>
    <style:style style:name="P13" style:family="paragraph" style:parent-style-name="Standard" style:list-style-name="Numbering_20_123">
      <style:text-properties officeooo:rsid="00166ed8" officeooo:paragraph-rsid="00166ed8"/>
    </style:style>
    <style:style style:name="T1" style:family="text">
      <style:text-properties officeooo:rsid="00120847"/>
    </style:style>
    <style:style style:name="T2" style:family="text">
      <style:text-properties officeooo:rsid="0013cfed"/>
    </style:style>
    <style:style style:name="T3" style:family="text">
      <style:text-properties officeooo:rsid="00149713"/>
    </style:style>
    <style:style style:name="T4" style:family="text">
      <style:text-properties officeooo:rsid="00149b66"/>
    </style:style>
    <style:style style:name="T5" style:family="text">
      <style:text-properties style:text-line-through-style="none" style:text-line-through-type="none" fo:font-weight="normal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165d30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149713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166ed8" style:font-weight-asian="normal" style:font-weight-complex="normal"/>
    </style:style>
    <style:style style:name="T9" style:family="text">
      <style:text-properties style:text-line-through-style="none" style:text-line-through-type="none" style:text-position="super 58%" fo:font-weight="normal" officeooo:rsid="00166ed8" style:font-weight-asian="normal" style:font-weight-complex="normal"/>
    </style:style>
    <style:style style:name="T10" style:family="text">
      <style:text-properties officeooo:rsid="00166ed8"/>
    </style:style>
    <style:style style:name="T11" style:family="text">
      <style:text-properties style:text-position="0% 100%"/>
    </style:style>
    <style:style style:name="T12" style:family="text">
      <style:text-properties fo:color="#c9211e"/>
    </style:style>
    <style:style style:name="T13" style:family="text">
      <style:text-properties fo:color="#c9211e" officeooo:rsid="00166ed8"/>
    </style:style>
    <style:style style:name="T14" style:family="text">
      <style:text-properties fo:color="#000000" officeooo:rsid="00166e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P command <text:s text:c="3"/>syntax- <text:s text:c="3"/><text:span text:style-name="T12">grep [option] <text:s/>patern [file] <text:s text:c="3"/></text:span></text:p>
      <text:p text:style-name="P1"/>
      <text:list xml:id="list3920420952" text:style-name="Numbering_20_123">
        <text:list-item>
          <text:p text:style-name="P2">grep &lt;word&gt; &lt;file&gt; - <text:s/>to search for related word in file</text:p>
        </text:list-item>
        <text:list-item>
          <text:p text:style-name="P3"><text:span text:style-name="T1">grep -i &lt;word&gt; &lt;file&gt;- to ignore lower and upper case</text:span></text:p>
        </text:list-item>
        <text:list-item>
          <text:p text:style-name="P3"><text:span text:style-name="T1">grep -v &lt;word&gt; &lt;file&gt; - to search everything except that word</text:span></text:p>
        </text:list-item>
        <text:list-item>
          <text:p text:style-name="P3"><text:span text:style-name="T1">grep -c &lt;word&gt; &lt;file&gt; - to print count of word in a file</text:span></text:p>
        </text:list-item>
        <text:list-item>
          <text:p text:style-name="P3"><text:span text:style-name="T1">grep -w &lt;word&gt; &lt;file&gt; - to search for exact match in file </text:span></text:p>
        </text:list-item>
        <text:list-item>
          <text:p text:style-name="P3"><text:span text:style-name="T1">grep -n &lt;word&gt; &lt;file&gt; - to print line number of given word</text:span></text:p>
        </text:list-item>
        <text:list-item>
          <text:p text:style-name="P4"><text:span text:style-name="T1">grep &lt;word&gt; &lt;file</text:span><text:span text:style-name="T2">1</text:span><text:span text:style-name="T1">&gt; </text:span><text:span text:style-name="T2">&lt;file2&gt; - to search word in multiple files, </text:span><text:span text:style-name="T3">files could be more than two</text:span></text:p>
        </text:list-item>
      </text:list>
      <text:p text:style-name="P6">- <text:span text:style-name="T3">suppose you want to see line number of word from multiple file you just add -n command would</text:span></text:p>
      <text:p text:style-name="P7">be ( grep -n &lt;word&gt; &lt;file1&gt; &lt;file2&gt; )</text:p>
      <text:p text:style-name="P7"/>
      <text:list xml:id="list171128413835063" text:continue-numbering="true" text:style-name="Numbering_20_123">
        <text:list-item>
          <text:p text:style-name="P8">grep -h &lt;word&gt; <text:s/>&lt;file&gt; &lt;file2&gt; - to supress/don’t show name of file</text:p>
        </text:list-item>
        <text:list-item>
          <text:p text:style-name="P8">grep -e “word1” -e “word2” &lt;file1&gt; - to search multiple word in file</text:p>
        </text:list-item>
        <text:list-item>
          <text:p text:style-name="P8">grep -e “word1” -e “word2” &lt;file1&gt; &lt;file2&gt; - to search multiple keyword inmultiple file.</text:p>
        </text:list-item>
        <text:list-item>
          <text:p text:style-name="P5"><text:span text:style-name="T4">gre</text:span><text:span text:style-name="T3">p -</text:span><text:span text:style-name="T4">l </text:span><text:span text:style-name="T3">-e “word1” -e “word2” &lt;file1&gt; &lt;file2&gt; </text:span><text:span text:style-name="T4"><text:s/>to print <text:s/>file name in which that word is present</text:span></text:p>
        </text:list-item>
        <text:list-item>
          <text:p text:style-name="P9">grep -f <text:span text:style-name="T3">&lt;</text:span>keyword.txt<text:span text:style-name="T3">&gt; &lt;file&gt; </text:span>&lt;file&gt; <text:span text:style-name="T5">- to search multiple word in multiple file just add those word in some file ( here we did that in keyword.txt ) and the use this command it will show in which file which word is present. You search this in more file just keepadding file name.</text:span></text:p>
          <text:p text:style-name="P9"><text:span text:style-name="T5"/></text:p>
        </text:list-item>
        <text:list-item>
          <text:p text:style-name="P9"><text:span text:style-name="T6">g</text:span><text:span text:style-name="T5">rep “^word” file – </text:span><text:span text:style-name="T6">to print matching lines which start with given word</text:span></text:p>
        </text:list-item>
        <text:list-item>
          <text:p text:style-name="P10"><text:span text:style-name="T6">grep “word$” file - to print matching lines which ends with given word</text:span></text:p>
        </text:list-item>
        <text:list-item>
          <text:p text:style-name="P10"><text:span text:style-name="T5">grep -</text:span><text:span text:style-name="T6">R</text:span><text:span text:style-name="T5"> -</text:span><text:span text:style-name="T6">f </text:span><text:span text:style-name="T7">&lt;</text:span><text:span text:style-name="T5">keyword.txt</text:span><text:span text:style-name="T7">&gt; &lt;</text:span><text:span text:style-name="T6">dir/&gt; - if we want to search multiple words in multiple file like more than 100 then we can use -R. Here all the word that are mentioned in keyword.txt will get match from the files that are inside directory.</text:span></text:p>
        </text:list-item>
      </text:list>
      <text:p text:style-name="P11"><text:span text:style-name="T6"/></text:p>
      <text:p text:style-name="P11"><text:span text:style-name="T6">- we can use the above command for particular word aswell to search inside whole directory command would be- (grep -R &lt;word&gt; &lt;/dir&gt; )</text:span></text:p>
      <text:p text:style-name="P11"><text:span text:style-name="T6"/></text:p>
      <text:list xml:id="list171127440888036" text:continue-numbering="true" text:style-name="Numbering_20_123">
        <text:list-item>
          <text:p text:style-name="P12"><text:span text:style-name="T5">egrep “word1|word2|word3” &lt;file&gt; - <text:s/></text:span><text:span text:style-name="T8">this is better alternative for 9</text:span><text:span text:style-name="T9">th</text:span><text:span text:style-name="T8"> here we dont need to add -e everytime instead we sould just use egrep.</text:span></text:p>
        </text:list-item>
        <text:list-item>
          <text:p text:style-name="P13"><text:span text:style-name="T5">ls l grep &lt;file&gt; - to search for file inside directory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5:52:03.605591922</meta:creation-date>
    <dc:date>2024-02-22T17:11:26.728668418</dc:date>
    <meta:editing-duration>PT6M52S</meta:editing-duration>
    <meta:editing-cycles>1</meta:editing-cycles>
    <meta:document-statistic meta:table-count="0" meta:image-count="0" meta:object-count="0" meta:page-count="1" meta:paragraph-count="21" meta:word-count="375" meta:character-count="1967" meta:non-whitespace-character-count="1611"/>
    <meta:generator>LibreOffice/6.4.7.2$Linux_X86_64 LibreOffice_project/40$Build-2</meta:generator>
  </office:meta>
</office:document-meta>
</file>